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15">
            <text:p>1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433.333333333333">
            <text:p>433.3333333333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 table:number-rows-repeated="9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6-27T18:41:54</dc:date>
    <dc:creator>Natalia </dc:creator>
    <meta:editing-duration>PT3M5S</meta:editing-duration>
    <meta:editing-cycles>46</meta:editing-cycles>
    <meta:generator>LibreOffice/3.5$Linux_X86_64 LibreOffice_project/350m1$Build-2</meta:generator>
    <meta:document-statistic meta:table-count="3" meta:cell-count="19" meta:object-count="0"/>
  </office:meta>
</office:document-meta>
</file>